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104b" officeooo:paragraph-rsid="0011104b"/>
    </style:style>
    <style:style style:name="P2" style:family="paragraph" style:parent-style-name="Standard">
      <style:text-properties officeooo:rsid="0011104b" officeooo:paragraph-rsid="0018c484"/>
    </style:style>
    <style:style style:name="P3" style:family="paragraph" style:parent-style-name="Standard">
      <style:text-properties officeooo:rsid="0014a9d5" officeooo:paragraph-rsid="0014a9d5"/>
    </style:style>
    <style:style style:name="P4" style:family="paragraph" style:parent-style-name="Standard">
      <style:text-properties officeooo:rsid="0014a9d5" officeooo:paragraph-rsid="00163c20"/>
    </style:style>
    <style:style style:name="P5" style:family="paragraph" style:parent-style-name="Standard">
      <style:text-properties officeooo:rsid="00163c20" officeooo:paragraph-rsid="00163c20"/>
    </style:style>
    <style:style style:name="P6" style:family="paragraph" style:parent-style-name="Standard">
      <style:text-properties officeooo:rsid="0012e635" officeooo:paragraph-rsid="0012e635"/>
    </style:style>
    <style:style style:name="P7" style:family="paragraph" style:parent-style-name="Standard">
      <style:text-properties officeooo:rsid="0012e635" officeooo:paragraph-rsid="0011104b"/>
    </style:style>
    <style:style style:name="P8" style:family="paragraph" style:parent-style-name="Standard">
      <style:text-properties officeooo:rsid="0012e635" officeooo:paragraph-rsid="0018c484"/>
    </style:style>
    <style:style style:name="P9" style:family="paragraph" style:parent-style-name="Standard">
      <style:text-properties officeooo:rsid="0018999a" officeooo:paragraph-rsid="0018999a"/>
    </style:style>
    <style:style style:name="P10" style:family="paragraph" style:parent-style-name="Standard">
      <style:text-properties officeooo:rsid="0018c484" officeooo:paragraph-rsid="0018c484"/>
    </style:style>
    <style:style style:name="P11" style:family="paragraph" style:parent-style-name="Standard">
      <style:text-properties officeooo:rsid="0018999a" officeooo:paragraph-rsid="0018999a"/>
    </style:style>
    <style:style style:name="P12" style:family="paragraph" style:parent-style-name="Standard">
      <style:text-properties officeooo:rsid="001a9811" officeooo:paragraph-rsid="001a981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2e635"/>
    </style:style>
    <style:style style:name="T3" style:family="text">
      <style:text-properties style:text-underline-style="solid" style:text-underline-width="auto" style:text-underline-color="font-color" officeooo:rsid="0011104b"/>
    </style:style>
    <style:style style:name="T4" style:family="text">
      <style:text-properties style:text-underline-style="solid" style:text-underline-width="auto" style:text-underline-color="font-color" officeooo:rsid="001a9811"/>
    </style:style>
    <style:style style:name="T5" style:family="text">
      <style:text-properties style:text-underline-style="solid" style:text-underline-width="auto" style:text-underline-color="font-color" officeooo:rsid="001ac883"/>
    </style:style>
    <style:style style:name="T6" style:family="text">
      <style:text-properties officeooo:rsid="0012e635"/>
    </style:style>
    <style:style style:name="T7" style:family="text">
      <style:text-properties officeooo:rsid="0016b5fc"/>
    </style:style>
    <style:style style:name="T8" style:family="text">
      <style:text-properties officeooo:rsid="0018c484"/>
    </style:style>
    <style:style style:name="T9" style:family="text">
      <style:text-properties officeooo:rsid="0011104b"/>
    </style:style>
    <style:style style:name="T10" style:family="text">
      <style:text-properties officeooo:rsid="001a9811"/>
    </style:style>
    <style:style style:name="T11" style:family="text">
      <style:text-properties style:text-underline-style="none"/>
    </style:style>
    <style:style style:name="T12" style:family="text">
      <style:text-properties officeooo:rsid="001ac88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ssoa(<text:span text:style-name="T1">Login</text:span>,Nome_Completo,Cidade_Natal)</text:p>
      <text:p text:style-name="P1"/>
      <text:p text:style-name="P1">Bloqueia(<text:span text:style-name="T1">Login1</text:span>,<text:span text:style-name="T1">Login2</text:span>,Motivo), Login1 → Pessoa; Login2 → Pessoa.</text:p>
      <text:p text:style-name="P1"/>
      <text:p text:style-name="P1">Conhece(<text:span text:style-name="T1">Login1</text:span>,<text:span text:style-name="T1">Login2</text:span>), Login1 → Pessoa; Login2 → Pessoa.</text:p>
      <text:p text:style-name="P1"/>
      <text:p text:style-name="P1">Filmes(<text:span text:style-name="T1">ID</text:span>,Nome,Data_de_lançamento,<text:span text:style-name="T5">Nome_C</text:span><text:span text:style-name="T4">ategoria</text:span>) <text:span text:style-name="T12">Nome_Categoria → Categoria</text:span></text:p>
      <text:p text:style-name="P1"/>
      <text:p text:style-name="P1">Like_Filmes(<text:span text:style-name="T1">Login</text:span>,<text:span text:style-name="T1">ID</text:span>,Nota) Login → Pessoa; ID → Filmes.</text:p>
      <text:p text:style-name="P6"/>
      <text:p text:style-name="P10">Membros(<text:span text:style-name="T2">ID</text:span>,Telefone,Endereço)</text:p>
      <text:p text:style-name="P10"/>
      <text:p text:style-name="P2">Ator<text:span text:style-name="T8">es</text:span>(<text:span text:style-name="T1">ID</text:span>,Telefone,Endereço) <text:span text:style-name="T8">ID(Atores) → Membros</text:span></text:p>
      <text:p text:style-name="P2"/>
      <text:p text:style-name="P8">Diretor(<text:span text:style-name="T1">ID</text:span>,Telefone,Endereço) <text:span text:style-name="T8">ID(Diretor) → Membros</text:span></text:p>
      <text:p text:style-name="P8"/>
      <text:p text:style-name="P2">At<text:span text:style-name="T8">ua</text:span>_Filmes(<text:span text:style-name="T1">ID_Ator</text:span>,<text:span text:style-name="T1">ID_Filme</text:span>) ID_Ator→ Atores; ID_Filmes → Filmes</text:p>
      <text:p text:style-name="P10"/>
      <text:p text:style-name="P10">Dirige_Filmes<text:span text:style-name="T9">(</text:span><text:span text:style-name="T3">ID_</text:span><text:span text:style-name="T1">Diretor</text:span><text:span text:style-name="T9">,</text:span><text:span text:style-name="T3">ID_Filme</text:span><text:span text:style-name="T9">) ID_</text:span>Diretor<text:span text:style-name="T9">→ </text:span>Diretor<text:span text:style-name="T9">; ID_Filmes → Filmes</text:span></text:p>
      <text:p text:style-name="P8"/>
      <text:p text:style-name="P2">Artista_Musical(<text:span text:style-name="T1">ID</text:span>,Genero,Nome_Artistico,Pais)</text:p>
      <text:p text:style-name="P1"/>
      <text:p text:style-name="P1">Like_<text:span text:style-name="T6">Artista</text:span>(<text:span text:style-name="T1">Login</text:span>,<text:span text:style-name="T1">ID</text:span>,Nota) Login → Pessoa, ID → Artista_Musical</text:p>
      <text:p text:style-name="P1"/>
      <text:p text:style-name="P3">Cantor(<text:span text:style-name="T2">ID</text:span>) <text:span text:style-name="T7">ID(Cantor) → Artista_Musical</text:span></text:p>
      <text:p text:style-name="P4"/>
      <text:p text:style-name="P5">Banda(<text:span text:style-name="T2">ID</text:span>) <text:span text:style-name="T7">ID(Banda) →</text:span> Artista_Musical</text:p>
      <text:p text:style-name="P4"/>
      <text:p text:style-name="P9">Musico(Nome_real,Estilo_Musical,Data_Nascimento,<text:span text:style-name="T2">ID_</text:span><text:span text:style-name="T1">Cantor</text:span>,<text:span text:style-name="T2">ID_</text:span><text:span text:style-name="T1">Banda</text:span>) ID_Cantor → Cantor, ID_Banda → Banda</text:p>
      <text:p text:style-name="P9"/>
      <text:p text:style-name="P12">Categoria(<text:span text:style-name="T1">Nome</text:span><text:span text:style-name="T11">, </text:span><text:span text:style-name="T1">Superior</text:span>) Superior→ Categoria</text:p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11:17:47.839749732</meta:creation-date>
    <dc:date>2018-08-31T00:56:42.032887444</dc:date>
    <meta:editing-duration>PT13M3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74" meta:character-count="896" meta:non-whitespace-character-count="838"/>
  </office:meta>
</office:document-meta>
</file>